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B0456710.png"/>
  <manifest:file-entry manifest:media-type="image/png" manifest:full-path="Pictures/1000000000000320000002581B42268A.png"/>
  <manifest:file-entry manifest:media-type="image/png" manifest:full-path="Pictures/1000000000000320000002580E1B1ACF.png"/>
  <manifest:file-entry manifest:media-type="image/png" manifest:full-path="Pictures/100000000000032000000258CA0C59C4.png"/>
  <manifest:file-entry manifest:media-type="image/png" manifest:full-path="Pictures/10000000000003200000025871EEE600.png"/>
  <manifest:file-entry manifest:media-type="image/png" manifest:full-path="Pictures/1000000000000320000002589EFEFDEA.png"/>
  <manifest:file-entry manifest:media-type="image/png" manifest:full-path="Pictures/100000000000032000000258D2E4504B.png"/>
  <manifest:file-entry manifest:media-type="image/png" manifest:full-path="Pictures/100000000000032000000258217E47D0.png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ook-title">
      <style:graphic-properties fo:min-height="3.506cm"/>
    </style:style>
    <style:style style:name="pr2" style:family="presentation" style:parent-style-name="lyt-book-notes">
      <style:graphic-properties draw:fill-color="#ffffff" draw:auto-grow-height="true" fo:min-height="13.364cm"/>
    </style:style>
    <style:style style:name="pr3" style:family="presentation" style:parent-style-name="lyt-book-outline1">
      <style:graphic-properties fo:min-height="13.859cm"/>
    </style:style>
    <style:style style:name="pr4" style:family="presentation" style:parent-style-name="lyt-book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3333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ook" presentation:presentation-page-layout-name="AL1T0">
        <draw:frame presentation:style-name="pr1" draw:layer="layout" svg:width="25.199cm" svg:height="3.506cm" svg:x="1.201cm" svg:y="5.094cm" presentation:class="title" presentation:user-transformed="true">
          <draw:text-box>
            <text:p>Securing API Serv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ook" presentation:presentation-page-layout-name="AL2T1">
        <draw:frame presentation:style-name="pr1" draw:layer="layout" svg:width="25.199cm" svg:height="3.506cm" svg:x="1.4cm" svg:y="0.837cm" presentation:class="title">
          <draw:text-box>
            <text:p>Who us it for ?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Developer</text:p>
              </text:list-item>
              <text:list-item>
                <text:p>Operation security</text:p>
              </text:list-item>
              <text:list-item>
                <text:p>Security Professiona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ook" presentation:presentation-page-layout-name="AL2T1">
        <draw:frame presentation:style-name="pr1" draw:layer="layout" svg:width="25.199cm" svg:height="3.506cm" svg:x="1.4cm" svg:y="0.837cm" presentation:class="title">
          <draw:text-box>
            <text:p>What will you Learn?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CORS(Cross origin resource sharing)</text:p>
              </text:list-item>
              <text:list-item>
                <text:p>Error disclosure</text:p>
              </text:list-item>
              <text:list-item>
                <text:p>Infromation leaks</text:p>
              </text:list-item>
              <text:list-item>
                <text:p>Secure Cookies</text:p>
              </text:list-item>
              <text:list-item>
                <text:p>Path Traversal</text:p>
              </text:list-item>
              <text:list-item>
                <text:p>Rate Limi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ook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R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CORS is a set of browser controls set by web servers CRS defines what responses are allowes from where</text:p>
              </text:list-item>
              <text:list-item>
                <text:p>Origins</text:p>
              </text:list-item>
              <text:list-item>
                <text:p>Credentials</text:p>
              </text:list-item>
              <text:list-item>
                <text:p>Methods</text:p>
              </text:list-item>
              <text:list-item>
                <text:p>Head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ook" presentation:presentation-page-layout-name="AL2T1">
        <draw:frame presentation:style-name="pr1" draw:layer="layout" svg:width="25.199cm" svg:height="3.506cm" svg:x="1.4cm" svg:y="0.837cm" presentation:class="title">
          <draw:text-box>
            <text:p>Why use CORS?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You have an API or web server with something to protect </text:p>
              </text:list-item>
              <text:list-item>
                <text:p>User data </text:p>
              </text:list-item>
              <text:list-item>
                <text:p>Intellectial property</text:p>
              </text:list-item>
              <text:list-item>
                <text:p>Brand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ook" presentation:presentation-page-layout-name="AL2T1">
        <draw:frame presentation:style-name="pr1" draw:layer="layout" svg:width="25.199cm" svg:height="3.506cm" svg:x="1.4cm" svg:y="0.837cm" presentation:class="title">
          <draw:text-box>
            <text:p>When CORS help?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alicious system <text:s/>---&gt; API</text:p>
              </text:list-item>
              <text:list-item>
                <text:p>Malicious Site --&gt; CORS blocked --&gt; API</text:p>
              </text:list-item>
              <text:list-item>
                <text:p>Unsuspected users &lt;--CORS &lt;-- AP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ook" presentation:presentation-page-layout-name="AL2T1">
        <draw:frame presentation:style-name="pr1" draw:layer="layout" svg:width="25.199cm" svg:height="3.506cm" svg:x="1.4cm" svg:y="0.837cm" presentation:class="title">
          <draw:text-box>
            <text:p>Common CORS Scenario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Create a new server for an API</text:p>
              </text:list-item>
              <text:list-item>
                <text:p>The server is set with some basic security in place</text:p>
              </text:list-item>
              <text:list-item>
                <text:p>Developer gets a CORS allow-origin error from a localhost test</text:p>
              </text:list-item>
              <text:list-item>
                <text:p>Developers “Fixes” the error by bypassing CORS</text:p>
              </text:list-item>
              <text:list-item>
                <text:p>This hole is never plugged for produ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ook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rror disclosure<text:line-break/>error handling + defensive coding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p>Error disclosure = revealing technology and code in an error</text:p>
            <text:list text:style-name="L2">
              <text:list-item>
                <text:p>Erroring out is necessary </text:p>
              </text:list-item>
              <text:list-item>
                <text:p>Intentional error handling is good</text:p>
              </text:list-item>
              <text:list-item>
                <text:p>Developers and customers are seprate error message audien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ook" presentation:presentation-page-layout-name="AL2T1">
        <draw:frame presentation:style-name="pr1" draw:layer="layout" svg:width="25.199cm" svg:height="3.506cm" svg:x="1.4cm" svg:y="0.837cm" presentation:class="title">
          <draw:text-box>
            <text:p>Error handling Best practice</text:p>
          </draw:text-box>
        </draw:frame>
        <draw:frame presentation:style-name="pr3" draw:layer="layout" svg:width="25.199cm" svg:height="14.787cm" svg:x="2cm" svg:y="4.4cm" presentation:class="outline" presentation:user-transformed="true">
          <draw:text-box>
            <text:list text:style-name="L2">
              <text:list-header>
                <text:p>DO</text:p>
              </text:list-header>
              <text:list-item>
                <text:p>Error early</text:p>
              </text:list-item>
              <text:list-item>
                <text:p>Include useful information for developers in an error</text:p>
              </text:list-item>
              <text:list-item>
                <text:p>Log the error</text:p>
              </text:list-item>
              <text:list-item>
                <text:p>Display something specially crafted for customers on error</text:p>
                <text:p>DONOT</text:p>
              </text:list-item>
              <text:list-item>
                <text:p>Bypass errors</text:p>
              </text:list-item>
              <text:list-item>
                <text:p>Expose developer information to custom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ook" presentation:presentation-page-layout-name="AL2T1">
        <draw:frame presentation:style-name="pr1" draw:layer="layout" svg:width="25.199cm" svg:height="3.506cm" svg:x="1.4cm" svg:y="0.837cm" presentation:class="title">
          <draw:text-box>
            <text:p>Server information Leak<text:line-break/>Broadcasting Tech Stack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header>
                <text:p>Server Info leaks = tech stack advertisement in headers</text:p>
              </text:list-header>
              <text:list-item>
                <text:p>Web servers advertise in headers by default</text:p>
              </text:list-item>
              <text:list-item>
                <text:p>Appliances can also add headers</text:p>
              </text:list-item>
              <text:list-item>
                <text:p>These headers have no benefits</text:p>
              </text:list-item>
              <text:list-item>
                <text:p>Detecting and removing them is eas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ook" presentation:presentation-page-layout-name="AL2T1">
        <draw:frame presentation:style-name="pr1" draw:layer="layout" svg:width="25.199cm" svg:height="3.506cm" svg:x="1.4cm" svg:y="0.837cm" presentation:class="title">
          <draw:text-box>
            <text:p>Analyze your header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Use a client to access the API (nothing changed)</text:p>
              </text:list-item>
              <text:list-item>
                <text:p>Headers will be returned in any client or programming language</text:p>
                <text:p>Look for:</text:p>
              </text:list-item>
              <text:list-item>
                <text:p>Server</text:p>
              </text:list-item>
              <text:list-item>
                <text:p>X-powered-by</text:p>
              </text:list-item>
              <text:list-item>
                <text:p>X-ver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ook" presentation:presentation-page-layout-name="AL2T1">
        <draw:frame presentation:style-name="pr1" draw:layer="layout" svg:width="25.199cm" svg:height="5.158cm" svg:x="1.4cm" svg:y="0.011cm" presentation:class="title" presentation:user-transformed="true">
          <draw:text-box>
            <text:p>Insecure Cookies<text:line-break/>Protect customer data from harvesting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header>
                <text:p>Insecure cookies = cookies stored without restrictive security settings</text:p>
              </text:list-header>
              <text:list-item>
                <text:p>Secure cookies</text:p>
              </text:list-item>
              <text:list-item>
                <text:p>HTTP only</text:p>
              </text:list-item>
              <text:list-item>
                <text:p>Samesite,Domains,Sub-domai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ook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okies Decoding</text:p>
          </draw:text-box>
        </draw:frame>
        <draw:frame presentation:style-name="pr3" draw:layer="layout" svg:width="25.199cm" svg:height="15.287cm" svg:x="1.4cm" svg:y="4.343cm" presentation:class="outline" presentation:user-transformed="true">
          <draw:text-box>
            <text:list text:style-name="L2">
              <text:list-item>
                <text:p>Find intersting keys/fields</text:p>
              </text:list-item>
              <text:list-item>
                <text:p>Sort data type</text:p>
              </text:list-item>
              <text:list-item>
                <text:p>Unique ID string</text:p>
              </text:list-item>
              <text:list-item>
                <text:p>Numeric ID</text:p>
              </text:list-item>
              <text:list-item>
                <text:p>Booleans</text:p>
              </text:list-item>
              <text:list-item>
                <text:p>Encoded data</text:p>
              </text:list-item>
              <text:list-item>
                <text:p>Decoding data</text:p>
              </text:list-item>
              <text:list-item>
                <text:p>Delimiters</text:p>
              </text:list-item>
              <text:list-item>
                <text:p>Base64 decode and simil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ook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8" xlink:href="Pictures/1000000000000320000002589EFEFDEA.png" xlink:type="simple" xlink:show="embed" xlink:actuate="onLoad"/>
    <draw:fill-image draw:name="blendscreen2" xlink:href="Pictures/10000000000003200000025871EEE600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organic" xlink:href="Pictures/100000000000032000000258CA0C59C4.png" xlink:type="simple" xlink:show="embed" xlink:actuate="onLoad"/>
    <draw:fill-image draw:name="rectangles3" xlink:href="Pictures/1000000000000320000002581B42268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withspiral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ook" style:page-layout-name="PM1" draw:style-name="Mdp2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7-24T01:47:56.72</meta:creation-date>
    <dc:date>2024-07-24T02:12:55.49</dc:date>
    <meta:editing-duration>PT24M51S</meta:editing-duration>
    <meta:editing-cycles>19</meta:editing-cycles>
    <meta:generator>OpenOffice/4.1.5$Win32 OpenOffice.org_project/415m1$Build-9789</meta:generator>
    <meta:document-statistic meta:object-count="87"/>
  </office:meta>
</office:document-meta>
</file>